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302cm" table:align="margins"/>
    </style:style>
    <style:style style:name="Table1.A" style:family="table-column">
      <style:table-column-properties style:column-width="29.302cm" style:rel-column-width="65535*"/>
    </style:style>
    <style:style style:name="Table1.A1" style:family="table-cell">
      <style:table-cell-properties fo:padding="0cm" fo:border="0.002cm solid #000000"/>
    </style:style>
    <style:style style:name="Table1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27.764cm" fo:margin-left="1.238cm" fo:margin-right="0.3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797cm" style:rel-column-width="452*"/>
    </style:style>
    <style:style style:name="Table2.B" style:family="table-column">
      <style:table-column-properties style:column-width="0.4cm" style:rel-column-width="227*"/>
    </style:style>
    <style:style style:name="Table2.C" style:family="table-column">
      <style:table-column-properties style:column-width="2.131cm" style:rel-column-width="1208*"/>
    </style:style>
    <style:style style:name="Table2.D" style:family="table-column">
      <style:table-column-properties style:column-width="2.133cm" style:rel-column-width="1209*"/>
    </style:style>
    <style:style style:name="Table2.G" style:family="table-column">
      <style:table-column-properties style:column-width="2.159cm" style:rel-column-width="1224*"/>
    </style:style>
    <style:style style:name="Table2.K" style:family="table-column">
      <style:table-column-properties style:column-width="1.879cm" style:rel-column-width="1065*"/>
    </style:style>
    <style:style style:name="Table2.L" style:family="table-column">
      <style:table-column-properties style:column-width="1.965cm" style:rel-column-width="1114*"/>
    </style:style>
    <style:style style:name="Table2.M" style:family="table-column">
      <style:table-column-properties style:column-width="1.984cm" style:rel-column-width="1125*"/>
    </style:style>
    <style:style style:name="Table2.N" style:family="table-column">
      <style:table-column-properties style:column-width="0.487cm" style:rel-column-width="276*"/>
    </style:style>
    <style:style style:name="Table2.O" style:family="table-column">
      <style:table-column-properties style:column-width="3.173cm" style:rel-column-width="1799*"/>
    </style:style>
    <style:style style:name="Table2.A1" style:family="table-cell">
      <style:table-cell-properties style:vertical-align="middle" fo:padding-left="0.101cm" fo:padding-right="0.101cm" fo:padding-top="0.101cm" fo:padding-bottom="0cm" fo:border-left="0.035cm solid #ffffff" fo:border-right="none" fo:border-top="0.035cm solid #ffffff" fo:border-bottom="0.035cm solid #ffffff"/>
    </style:style>
    <style:style style:name="Table2.N1" style:family="table-cell">
      <style:table-cell-properties style:vertical-align="middle" fo:padding-left="0.101cm" fo:padding-right="0.101cm" fo:padding-top="0.101cm" fo:padding-bottom="0cm" fo:border="0.035cm solid #ffffff"/>
    </style:style>
    <style:style style:name="Table2.A2" style:family="table-cell">
      <style:table-cell-properties style:vertical-align="middle" fo:background-color="#e6e6e6" fo:padding="0cm" fo:border-left="0.035cm solid #ffffff" fo:border-right="none" fo:border-top="none" fo:border-bottom="0.035cm solid #ffffff">
        <style:background-image/>
      </style:table-cell-properties>
    </style:style>
    <style:style style:name="Table2.N2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2.A3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2.C3" style:family="table-cell">
      <style:table-cell-properties style:vertical-align="middle" fo:background-color="#ffffff" fo:padding="0cm" fo:border-left="0.035cm solid #ffffff" fo:border-right="none" fo:border-top="none" fo:border-bottom="0.035cm solid #ffffff">
        <style:background-image/>
      </style:table-cell-properties>
    </style:style>
    <style:style style:name="Table2.H3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4" style:family="table-row">
      <style:table-row-properties fo:background-color="transparent" style:keep-together="true" fo:keep-together="auto">
        <style:background-image/>
      </style:table-row-properties>
    </style:style>
    <style:style style:name="Table2.A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2.B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2.C4" style:family="table-cell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2.D4" style:family="table-cell">
      <style:table-cell-properties style:vertical-align="middle" fo:background-color="#99ccff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F4" style:family="table-cell" style:data-style-name="N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2.H4" style:family="table-cell" style:data-style-name="N10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2.O4" style:family="table-cell" style:data-style-name="N0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2.N5" style:family="table-cell" style:data-style-name="N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3" style:family="table" style:master-page-name="">
      <style:table-properties style:width="27.764cm" fo:margin-left="1.238cm" fo:margin-right="0.3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797cm" style:rel-column-width="452*"/>
    </style:style>
    <style:style style:name="Table3.B" style:family="table-column">
      <style:table-column-properties style:column-width="0.4cm" style:rel-column-width="227*"/>
    </style:style>
    <style:style style:name="Table3.C" style:family="table-column">
      <style:table-column-properties style:column-width="2.131cm" style:rel-column-width="1208*"/>
    </style:style>
    <style:style style:name="Table3.D" style:family="table-column">
      <style:table-column-properties style:column-width="2.133cm" style:rel-column-width="1209*"/>
    </style:style>
    <style:style style:name="Table3.G" style:family="table-column">
      <style:table-column-properties style:column-width="2.159cm" style:rel-column-width="1224*"/>
    </style:style>
    <style:style style:name="Table3.K" style:family="table-column">
      <style:table-column-properties style:column-width="1.859cm" style:rel-column-width="1054*"/>
    </style:style>
    <style:style style:name="Table3.L" style:family="table-column">
      <style:table-column-properties style:column-width="1.907cm" style:rel-column-width="1081*"/>
    </style:style>
    <style:style style:name="Table3.M" style:family="table-column">
      <style:table-column-properties style:column-width="2.062cm" style:rel-column-width="1169*"/>
    </style:style>
    <style:style style:name="Table3.N" style:family="table-column">
      <style:table-column-properties style:column-width="0.487cm" style:rel-column-width="276*"/>
    </style:style>
    <style:style style:name="Table3.O" style:family="table-column">
      <style:table-column-properties style:column-width="3.173cm" style:rel-column-width="1799*"/>
    </style:style>
    <style:style style:name="Table3.A1" style:family="table-cell">
      <style:table-cell-properties style:vertical-align="middle" fo:padding-left="0.101cm" fo:padding-right="0.101cm" fo:padding-top="0.101cm" fo:padding-bottom="0cm" fo:border-left="0.035cm solid #ffffff" fo:border-right="none" fo:border-top="0.035cm solid #ffffff" fo:border-bottom="0.035cm solid #ffffff"/>
    </style:style>
    <style:style style:name="Table3.N1" style:family="table-cell">
      <style:table-cell-properties style:vertical-align="middle" fo:padding-left="0.101cm" fo:padding-right="0.101cm" fo:padding-top="0.101cm" fo:padding-bottom="0cm" fo:border="0.035cm solid #ffffff"/>
    </style:style>
    <style:style style:name="Table3.A2" style:family="table-cell">
      <style:table-cell-properties style:vertical-align="middle" fo:background-color="#e6e6e6" fo:padding="0cm" fo:border-left="0.035cm solid #ffffff" fo:border-right="none" fo:border-top="none" fo:border-bottom="0.035cm solid #ffffff">
        <style:background-image/>
      </style:table-cell-properties>
    </style:style>
    <style:style style:name="Table3.N2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3.A3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3.C3" style:family="table-cell">
      <style:table-cell-properties style:vertical-align="middle" fo:background-color="#ffffff" fo:padding="0cm" fo:border-left="0.035cm solid #ffffff" fo:border-right="none" fo:border-top="none" fo:border-bottom="0.035cm solid #ffffff">
        <style:background-image/>
      </style:table-cell-properties>
    </style:style>
    <style:style style:name="Table3.H3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3.4" style:family="table-row">
      <style:table-row-properties fo:background-color="transparent" style:keep-together="true" fo:keep-together="auto">
        <style:background-image/>
      </style:table-row-properties>
    </style:style>
    <style:style style:name="Table3.A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3.B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3.C4" style:family="table-cell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3.D4" style:family="table-cell">
      <style:table-cell-properties style:vertical-align="middle" fo:background-color="#99ccff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3.F4" style:family="table-cell" style:data-style-name="N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3.H4" style:family="table-cell" style:data-style-name="N10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3.O4" style:family="table-cell" style:data-style-name="N0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3.N5" style:family="table-cell" style:data-style-name="N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P1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" fo:font-size="8pt" style:font-size-asian="8pt" style:font-size-complex="8pt"/>
    </style:style>
    <style:style style:name="P2" style:family="paragraph" style:parent-style-name="Standard">
      <style:text-properties style:font-name="Franklin Gothic Medium" fo:font-size="8pt" style:font-size-asian="8pt" style:font-size-complex="8pt"/>
    </style:style>
    <style:style style:name="P3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" fo:font-size="7pt" style:font-size-asian="7pt" style:font-size-complex="7pt"/>
    </style:style>
    <style:style style:name="P4" style:family="paragraph" style:parent-style-name="Text_20_body">
      <style:paragraph-properties fo:margin-top="0cm" fo:margin-bottom="0.011cm" fo:text-align="center" style:justify-single-word="false" style:shadow="none"/>
      <style:text-properties fo:font-size="7pt" style:font-size-asian="7pt" style:font-size-complex="7pt"/>
    </style:style>
    <style:style style:name="P5" style:family="paragraph" style:parent-style-name="Text_20_body" style:master-page-name="">
      <style:paragraph-properties fo:margin-top="0cm" fo:margin-bottom="0.011cm" fo:text-align="center" style:justify-single-word="false" style:page-number="auto" fo:break-before="auto" fo:break-after="auto" style:shadow="none"/>
      <style:text-properties style:font-name="Franklin Gothic Medium" fo:font-size="8pt" style:font-size-asian="8pt" style:font-size-complex="8pt"/>
    </style:style>
    <style:style style:name="P6" style:family="paragraph" style:parent-style-name="Text_20_body" style:master-page-name="">
      <style:paragraph-properties fo:margin-top="0cm" fo:margin-bottom="0.011cm" fo:text-align="center" style:justify-single-word="false" style:page-number="auto" fo:break-before="auto" fo:break-after="auto" style:shadow="none"/>
      <style:text-properties fo:font-size="7pt" style:font-size-asian="7pt" style:font-size-complex="7pt"/>
    </style:style>
    <style:style style:name="P7" style:family="paragraph" style:parent-style-name="Table_20_Contents"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Franklin Gothic Medium" fo:font-size="8pt" fo:background-color="transparen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Franklin Gothic Medium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anklin Gothic Medium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Franklin Gothic Medium" fo:font-size="6pt" fo:font-weight="normal" fo:background-color="#ffff66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Franklin Gothic Medium" fo:font-size="6pt" fo:background-color="#ffff66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Franklin Gothic Medium" fo:font-size="6pt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Franklin Gothic Medium" fo:font-size="6pt" fo:background-color="#e6e6e6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DymoFontInvers" fo:font-size="13pt" fo:font-weight="bold" style:font-size-asian="13pt" style:font-weight-asian="bold" style:font-size-complex="13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Franklin Gothic Medium1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Franklin Gothic Medium1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2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Franklin Gothic Medium" fo:font-size="6pt" style:font-size-asian="6pt" style:font-size-complex="6pt"/>
    </style:style>
    <style:style style:name="T1" style:family="text">
      <style:text-properties style:font-name="Franklin Gothic Medium1" fo:font-weight="normal" style:font-name-asian="Franklin Gothic Medium1" style:font-weight-asian="normal" style:font-name-complex="Franklin Gothic Medium1" style:font-weight-complex="normal"/>
    </style:style>
    <style:style style:name="T2" style:family="text">
      <style:text-properties style:font-name="Franklin Gothic Medium1" fo:font-weight="bold" style:font-name-asian="Franklin Gothic Medium1" style:font-weight-asian="bold" style:font-name-complex="Franklin Gothic Medium1" style:font-weight-complex="bold"/>
    </style:style>
    <style:style style:name="T3" style:family="text">
      <style:text-properties style:font-name="Franklin Gothic Medium"/>
    </style:style>
    <style:style style:name="T4" style:family="text">
      <style:text-properties style:font-name="Franklin Gothic Medium" fo:font-weight="bold" style:font-weight-asian="bold" style:font-weight-complex="bold"/>
    </style:style>
    <style:style style:name="T5" style:family="text">
      <style:text-properties style:font-name="Franklin Gothic Medium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C" table:number-columns-repeated="2"/>
              <table:table-column table:style-name="Table2.G"/>
              <table:table-column table:style-name="Table2.C" table:number-columns-repeated="2"/>
              <table:table-column table:style-name="Table2.D"/>
              <table:table-column table:style-name="Table2.K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>
                <table:table-cell table:style-name="Table2.A1" table:number-columns-spanned="2" office:value-type="string">
                  <text:p text:style-name="P7"/>
                </table:table-cell>
                <table:covered-table-cell/>
                <table:table-cell table:style-name="Table2.A1" office:value-type="string">
                  <text:p text:style-name="P21">MODE</text:p>
                </table:table-cell>
                <table:table-cell table:style-name="Table2.A1" office:value-type="string">
                  <text:p text:style-name="P21">SHFT</text:p>
                </table:table-cell>
                <table:table-cell table:style-name="Table2.A1" office:value-type="string">
                  <text:p text:style-name="P21">SPAN</text:p>
                </table:table-cell>
                <table:table-cell table:style-name="Table2.A1" office:value-type="string">
                  <text:p text:style-name="P21">RATE</text:p>
                </table:table-cell>
                <table:table-cell table:style-name="Table2.A1" office:value-type="string">
                  <text:p text:style-name="P21">VELO</text:p>
                </table:table-cell>
                <table:table-cell table:style-name="Table2.A1" office:value-type="string">
                  <text:p text:style-name="P21">GATE</text:p>
                </table:table-cell>
                <table:table-cell table:style-name="Table2.A1" office:value-type="string">
                  <text:p text:style-name="P21">INST</text:p>
                </table:table-cell>
                <table:table-cell table:style-name="Table2.A1" table:number-columns-spanned="2" office:value-type="string">
                  <text:p text:style-name="P21">SYNC</text:p>
                </table:table-cell>
                <table:covered-table-cell/>
                <table:table-cell table:style-name="Table2.A1" office:value-type="string">
                  <text:p text:style-name="P21">CHAN</text:p>
                </table:table-cell>
                <table:table-cell table:style-name="Table2.A1" office:value-type="string">
                  <text:p text:style-name="P21">TRAN</text:p>
                </table:table-cell>
                <table:table-cell table:style-name="Table2.N1" table:number-columns-spanned="2" office:value-type="string">
                  <text:p text:style-name="P8">ARPIE Quick Reference</text:p>
                  <text:p text:style-name="P8">Firmware v1.02</text:p>
                </table:table-cell>
                <table:covered-table-cell/>
              </table:table-row>
              <table:table-row>
                <table:table-cell table:style-name="Table2.A2" table:number-columns-spanned="2" office:value-type="string">
                  <text:p text:style-name="P8">PRESS</text:p>
                </table:table-cell>
                <table:covered-table-cell/>
                <table:table-cell table:style-name="Table2.A2" office:value-type="string">
                  <text:p text:style-name="P13">Arp mode / </text:p>
                  <text:p text:style-name="P13">Pattern fill</text:p>
                </table:table-cell>
                <table:table-cell table:style-name="Table2.A2" office:value-type="string">
                  <text:p text:style-name="P13">Octave shift </text:p>
                  <text:p text:style-name="P13">output</text:p>
                </table:table-cell>
                <table:table-cell table:style-name="Table2.A2" office:value-type="string">
                  <text:p text:style-name="P13">Arp span in </text:p>
                  <text:p text:style-name="P13">octaves</text:p>
                </table:table-cell>
                <table:table-cell table:style-name="Table2.A2" office:value-type="string">
                  <text:p text:style-name="P13">Arp step </text:p>
                  <text:p text:style-name="P13">length </text:p>
                </table:table-cell>
                <table:table-cell table:style-name="Table2.A2" office:value-type="string">
                  <text:p text:style-name="P13">MIDI </text:p>
                  <text:p text:style-name="P13">velocity</text:p>
                </table:table-cell>
                <table:table-cell table:style-name="Table2.A2" office:value-type="string">
                  <text:p text:style-name="P13">MIDI note </text:p>
                  <text:p text:style-name="P13">length</text:p>
                </table:table-cell>
                <table:table-cell table:style-name="Table2.A2" office:value-type="string">
                  <text:p text:style-name="P13">Arp note insert / <text:s/>Chord insert</text:p>
                </table:table-cell>
                <table:table-cell table:style-name="Table2.A2" office:value-type="string">
                  <text:p text:style-name="P13">MIDI clock source / internal BPM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3">MIDI output</text:p>
                  <text:p text:style-name="P13">channel</text:p>
                </table:table-cell>
                <table:table-cell table:style-name="Table2.A2" office:value-type="string">
                  <text:p text:style-name="P13">Chromatic transpose output</text:p>
                </table:table-cell>
                <table:table-cell table:style-name="Table2.N2" table:number-columns-spanned="2" office:value-type="string">
                  <text:p text:style-name="P10"/>
                </table:table-cell>
                <table:covered-table-cell/>
              </table:table-row>
              <table:table-row>
                <table:table-cell table:style-name="Table2.A3" table:number-columns-spanned="2" office:value-type="string">
                  <text:p text:style-name="P8">HOLD</text:p>
                </table:table-cell>
                <table:covered-table-cell/>
                <table:table-cell table:style-name="Table2.C3" office:value-type="string">
                  <text:p text:style-name="P13"/>
                </table:table-cell>
                <table:table-cell table:style-name="Table2.C3" office:value-type="string">
                  <text:p text:style-name="P13"/>
                </table:table-cell>
                <table:table-cell table:style-name="Table2.C3" office:value-type="string">
                  <text:p text:style-name="P13"/>
                </table:table-cell>
                <table:table-cell table:style-name="Table2.C3" office:value-type="string">
                  <text:p text:style-name="P13"/>
                </table:table-cell>
                <table:table-cell table:style-name="Table2.A3" office:value-type="string">
                  <text:p text:style-name="P24">Velocity as played / </text:p>
                  <text:p text:style-name="P24">As selected</text:p>
                </table:table-cell>
                <table:table-cell table:style-name="Table2.H3" office:value-type="string">
                  <text:p text:style-name="P16"/>
                </table:table-cell>
                <table:table-cell table:style-name="Table2.A3" office:value-type="string">
                  <text:p text:style-name="P15">MIDI Panic</text:p>
                </table:table-cell>
                <table:table-cell table:style-name="Table2.C3" office:value-type="string">
                  <text:p text:style-name="P13"/>
                </table:table-cell>
                <table:table-cell table:style-name="Table2.A3" office:value-type="string">
                  <text:p text:style-name="P17">Global Options</text:p>
                </table:table-cell>
                <table:table-cell table:style-name="Table2.A3" office:value-type="string">
                  <text:p text:style-name="P13">Input Channel/</text:p>
                  <text:p text:style-name="P13">OMNI mode</text:p>
                </table:table-cell>
                <table:table-cell table:style-name="Table2.H3" office:value-type="string">
                  <text:p text:style-name="P13"/>
                </table:table-cell>
                <table:table-cell table:style-name="Table2.N2" table:number-columns-spanned="2" office:value-type="string">
                  <text:p text:style-name="P11"/>
                </table:table-cell>
                <table:covered-table-cell/>
              </table:table-row>
              <table:table-row table:style-name="Table2.4">
                <table:table-cell table:style-name="Table2.A4" office:value-type="float" office:value="1">
                  <text:p text:style-name="P9">1</text:p>
                </table:table-cell>
                <table:table-cell table:style-name="Table2.B4" office:value-type="string">
                  <text:p text:style-name="P22"><text:s/>▬</text:p>
                </table:table-cell>
                <table:table-cell table:style-name="Table2.C4" office:value-type="string">
                  <text:p text:style-name="P19">UP</text:p>
                </table:table-cell>
                <table:table-cell table:style-name="Table2.D4" office:value-type="string">
                  <text:p text:style-name="P19">-3 OCT</text:p>
                </table:table-cell>
                <table:table-cell table:style-name="Table2.D4" office:value-type="string">
                  <text:p text:style-name="P19">1 OCTAVE</text:p>
                </table:table-cell>
                <table:table-cell table:style-name="Table2.F4" office:value-type="float" office:value="1">
                  <text:p text:style-name="P25">1</text:p>
                </table:table-cell>
                <table:table-cell table:style-name="Table2.C4" office:value-type="string">
                  <text:p text:style-name="P19">0</text:p>
                </table:table-cell>
                <table:table-cell table:style-name="Table2.H4" office:value-type="float" office:value="42005">
                  <text:p text:style-name="P19">1/15 STEP</text:p>
                </table:table-cell>
                <table:table-cell table:style-name="Table2.C4" office:value-type="string">
                  <text:p text:style-name="P19">NONE</text:p>
                </table:table-cell>
                <table:table-cell table:style-name="Table2.C4" office:value-type="string">
                  <text:p text:style-name="P25">SOURCE</text:p>
                </table:table-cell>
                <table:table-cell table:style-name="Table2.A3" office:value-type="string">
                  <text:p text:style-name="P18">Resend Chan.Msg</text:p>
                </table:table-cell>
                <table:table-cell table:style-name="Table2.F4" office:value-type="float" office:value="1">
                  <text:p text:style-name="P19">1</text:p>
                </table:table-cell>
                <table:table-cell table:style-name="Table2.C4" office:value-type="string">
                  <text:p text:style-name="P19">-3 SEMI</text:p>
                </table:table-cell>
                <table:table-cell table:style-name="Table2.H3" office:value-type="string">
                  <text:p text:style-name="P23">▬</text:p>
                </table:table-cell>
                <table:table-cell table:style-name="Table2.O4" office:value-type="float" office:value="1">
                  <text:p text:style-name="P8">1</text:p>
                </table:table-cell>
              </table:table-row>
              <table:table-row table:style-name="Table2.4">
                <table:table-cell table:style-name="Table2.A4" office:value-type="float" office:value="2">
                  <text:p text:style-name="P9">2</text:p>
                </table:table-cell>
                <table:table-cell table:style-name="Table2.A4">
                  <text:p text:style-name="P9"/>
                </table:table-cell>
                <table:table-cell table:style-name="Table2.C4" office:value-type="string">
                  <text:p text:style-name="P19">DOWN</text:p>
                </table:table-cell>
                <table:table-cell table:style-name="Table2.D4" office:value-type="string">
                  <text:p text:style-name="P19">-2 OCT</text:p>
                </table:table-cell>
                <table:table-cell table:style-name="Table2.D4" office:value-type="string">
                  <text:p text:style-name="P19">2 OCTAVE</text:p>
                </table:table-cell>
                <table:table-cell table:style-name="Table2.C4" office:value-type="string">
                  <text:p text:style-name="P19">2D</text:p>
                </table:table-cell>
                <table:table-cell table:style-name="Table2.C4" office:value-type="string">
                  <text:p text:style-name="P19">15</text:p>
                </table:table-cell>
                <table:table-cell table:style-name="Table2.C4" office:value-type="string">
                  <text:p text:style-name="P19">2/15 </text:p>
                </table:table-cell>
                <table:table-cell table:style-name="Table2.C4" office:value-type="string">
                  <text:p text:style-name="P19">HIGHEST</text:p>
                </table:table-cell>
                <table:table-cell table:style-name="Table2.C4" office:value-type="string">
                  <text:p text:style-name="P25">SEND</text:p>
                </table:table-cell>
                <table:table-cell table:style-name="Table2.A3" office:value-type="string">
                  <text:p text:style-name="P18">Pass Orig Note</text:p>
                </table:table-cell>
                <table:table-cell table:style-name="Table2.C4" office:value-type="string">
                  <text:p text:style-name="P19">2</text:p>
                </table:table-cell>
                <table:table-cell table:style-name="Table2.C4" office:value-type="string">
                  <text:p text:style-name="P19">-2</text:p>
                </table:table-cell>
                <table:table-cell table:style-name="Table2.N5">
                  <text:p text:style-name="P8"/>
                </table:table-cell>
                <table:table-cell table:style-name="Table2.O4" office:value-type="float" office:value="2">
                  <text:p text:style-name="P8">2</text:p>
                </table:table-cell>
              </table:table-row>
              <table:table-row table:style-name="Table2.4">
                <table:table-cell table:style-name="Table2.A4" office:value-type="float" office:value="3">
                  <text:p text:style-name="P9">3</text:p>
                </table:table-cell>
                <table:table-cell table:style-name="Table2.A4">
                  <text:p text:style-name="P9"/>
                </table:table-cell>
                <table:table-cell table:style-name="Table2.C4" office:value-type="string">
                  <text:p text:style-name="P19">UP-DOWN</text:p>
                </table:table-cell>
                <table:table-cell table:style-name="Table2.D4" office:value-type="string">
                  <text:p text:style-name="P19">-1 OCT</text:p>
                </table:table-cell>
                <table:table-cell table:style-name="Table2.D4" office:value-type="string">
                  <text:p text:style-name="P19">3 OCTAVE</text:p>
                </table:table-cell>
                <table:table-cell table:style-name="Table2.F4" office:value-type="float" office:value="2">
                  <text:p text:style-name="P25">2</text:p>
                </table:table-cell>
                <table:table-cell table:style-name="Table2.C4" office:value-type="string">
                  <text:p text:style-name="P19">23</text:p>
                </table:table-cell>
                <table:table-cell table:style-name="Table2.C4" office:value-type="string">
                  <text:p text:style-name="P19">3/15 </text:p>
                </table:table-cell>
                <table:table-cell table:style-name="Table2.C4" office:value-type="string">
                  <text:p text:style-name="P19">LOWEST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3" office:value-type="string">
                  <text:p text:style-name="P18">Pass Orig Chan.Msg</text:p>
                </table:table-cell>
                <table:table-cell table:style-name="Table2.C4" office:value-type="string">
                  <text:p text:style-name="P19">3</text:p>
                </table:table-cell>
                <table:table-cell table:style-name="Table2.C4" office:value-type="string">
                  <text:p text:style-name="P19">-1</text:p>
                </table:table-cell>
                <table:table-cell table:style-name="Table2.N5">
                  <text:p text:style-name="P8"/>
                </table:table-cell>
                <table:table-cell table:style-name="Table2.O4" office:value-type="float" office:value="3">
                  <text:p text:style-name="P8">3</text:p>
                </table:table-cell>
              </table:table-row>
              <table:table-row table:style-name="Table2.4">
                <table:table-cell table:style-name="Table2.A4" office:value-type="float" office:value="4">
                  <text:p text:style-name="P9">4</text:p>
                </table:table-cell>
                <table:table-cell table:style-name="Table2.A4">
                  <text:p text:style-name="P9"/>
                </table:table-cell>
                <table:table-cell table:style-name="Table2.C4" office:value-type="string">
                  <text:p text:style-name="P19">RANDOM</text:p>
                </table:table-cell>
                <table:table-cell table:style-name="Table2.D4" office:value-type="string">
                  <text:p text:style-name="P25">NORMAL</text:p>
                </table:table-cell>
                <table:table-cell table:style-name="Table2.D4" office:value-type="string">
                  <text:p text:style-name="P19">4 OCTAVE</text:p>
                </table:table-cell>
                <table:table-cell table:style-name="Table2.C4" office:value-type="string">
                  <text:p text:style-name="P19">4D</text:p>
                </table:table-cell>
                <table:table-cell table:style-name="Table2.C4" office:value-type="string">
                  <text:p text:style-name="P19">31</text:p>
                </table:table-cell>
                <table:table-cell table:style-name="Table2.C4" office:value-type="string">
                  <text:p text:style-name="P19">4/15 </text:p>
                </table:table-cell>
                <table:table-cell table:style-name="Table2.C4" office:value-type="string">
                  <text:p text:style-name="P19">3FW-1BK</text:p>
                </table:table-cell>
                <table:table-cell table:style-name="Table2.C4" office:value-type="string">
                  <text:p text:style-name="P19">60 BPM</text:p>
                </table:table-cell>
                <table:table-cell table:style-name="Table2.A3" office:value-type="string">
                  <text:p text:style-name="P18">Synch from IN </text:p>
                </table:table-cell>
                <table:table-cell table:style-name="Table2.C4" office:value-type="string">
                  <text:p text:style-name="P19">4</text:p>
                </table:table-cell>
                <table:table-cell table:style-name="Table2.C4" office:value-type="string">
                  <text:p text:style-name="P25">NORMAL</text:p>
                </table:table-cell>
                <table:table-cell table:style-name="Table2.N5">
                  <text:p text:style-name="P8"/>
                </table:table-cell>
                <table:table-cell table:style-name="Table2.O4" office:value-type="float" office:value="4">
                  <text:p text:style-name="P8">4</text:p>
                </table:table-cell>
              </table:table-row>
              <table:table-row table:style-name="Table2.4">
                <table:table-cell table:style-name="Table2.A4" office:value-type="float" office:value="5">
                  <text:p text:style-name="P9">5</text:p>
                </table:table-cell>
                <table:table-cell table:style-name="Table2.B4" office:value-type="string">
                  <text:p text:style-name="P22"><text:s/>▬</text:p>
                </table:table-cell>
                <table:table-cell table:style-name="Table2.C4" office:value-type="string">
                  <text:p text:style-name="P19">KEYBOARD</text:p>
                </table:table-cell>
                <table:table-cell table:style-name="Table2.D4" office:value-type="string">
                  <text:p text:style-name="P19">+1 OCT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2T</text:p>
                </table:table-cell>
                <table:table-cell table:style-name="Table2.C4" office:value-type="string">
                  <text:p text:style-name="P19">39</text:p>
                </table:table-cell>
                <table:table-cell table:style-name="Table2.C4" office:value-type="string">
                  <text:p text:style-name="P19">5/15 </text:p>
                </table:table-cell>
                <table:table-cell table:style-name="Table2.C4" office:value-type="string">
                  <text:p text:style-name="P19">4FW-2BK</text:p>
                </table:table-cell>
                <table:table-cell table:style-name="Table2.C4" office:value-type="string">
                  <text:p text:style-name="P19">80</text:p>
                </table:table-cell>
                <table:table-cell table:style-name="Table2.A3" office:value-type="string">
                  <text:p text:style-name="P18">Synch from SYNCH</text:p>
                </table:table-cell>
                <table:table-cell table:style-name="Table2.F4" office:value-type="float" office:value="5">
                  <text:p text:style-name="P19">5</text:p>
                </table:table-cell>
                <table:table-cell table:style-name="Table2.C4" office:value-type="string">
                  <text:p text:style-name="P19">+1</text:p>
                </table:table-cell>
                <table:table-cell table:style-name="Table2.H3" office:value-type="string">
                  <text:p text:style-name="P23">▬</text:p>
                </table:table-cell>
                <table:table-cell table:style-name="Table2.O4" office:value-type="float" office:value="5">
                  <text:p text:style-name="P8">5</text:p>
                </table:table-cell>
              </table:table-row>
              <table:table-row table:style-name="Table2.4">
                <table:table-cell table:style-name="Table2.A4" office:value-type="float" office:value="6">
                  <text:p text:style-name="P9">6</text:p>
                </table:table-cell>
                <table:table-cell table:style-name="Table2.A4">
                  <text:p text:style-name="P9"/>
                </table:table-cell>
                <table:table-cell table:style-name="Table2.A2" office:value-type="string">
                  <text:p text:style-name="P19"/>
                </table:table-cell>
                <table:table-cell table:style-name="Table2.D4" office:value-type="string">
                  <text:p text:style-name="P19">+2 OCT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F4" office:value-type="float" office:value="4">
                  <text:p text:style-name="P25">4</text:p>
                </table:table-cell>
                <table:table-cell table:style-name="Table2.C4" office:value-type="string">
                  <text:p text:style-name="P19">47</text:p>
                </table:table-cell>
                <table:table-cell table:style-name="Table2.C4" office:value-type="string">
                  <text:p text:style-name="P19">6/15 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100</text:p>
                </table:table-cell>
                <table:table-cell table:style-name="Table2.A2" office:value-type="string">
                  <text:p text:style-name="P20"/>
                </table:table-cell>
                <table:table-cell table:style-name="Table2.C4" office:value-type="string">
                  <text:p text:style-name="P19">6</text:p>
                </table:table-cell>
                <table:table-cell table:style-name="Table2.C4" office:value-type="string">
                  <text:p text:style-name="P19">+2</text:p>
                </table:table-cell>
                <table:table-cell table:style-name="Table2.N5">
                  <text:p text:style-name="P8"/>
                </table:table-cell>
                <table:table-cell table:style-name="Table2.O4" office:value-type="float" office:value="6">
                  <text:p text:style-name="P8">6</text:p>
                </table:table-cell>
              </table:table-row>
              <table:table-row table:style-name="Table2.4">
                <table:table-cell table:style-name="Table2.A4" office:value-type="float" office:value="7">
                  <text:p text:style-name="P9">7</text:p>
                </table:table-cell>
                <table:table-cell table:style-name="Table2.A4">
                  <text:p text:style-name="P9"/>
                </table:table-cell>
                <table:table-cell table:style-name="Table2.A2" office:value-type="string">
                  <text:p text:style-name="P19"/>
                </table:table-cell>
                <table:table-cell table:style-name="Table2.D4" office:value-type="string">
                  <text:p text:style-name="P19">+3 OCT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8D</text:p>
                </table:table-cell>
                <table:table-cell table:style-name="Table2.C4" office:value-type="string">
                  <text:p text:style-name="P19">55</text:p>
                </table:table-cell>
                <table:table-cell table:style-name="Table2.C4" office:value-type="string">
                  <text:p text:style-name="P19">7/15 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120</text:p>
                </table:table-cell>
                <table:table-cell table:style-name="Table2.A2" office:value-type="string">
                  <text:p text:style-name="P20"/>
                </table:table-cell>
                <table:table-cell table:style-name="Table2.C4" office:value-type="string">
                  <text:p text:style-name="P19">7</text:p>
                </table:table-cell>
                <table:table-cell table:style-name="Table2.C4" office:value-type="string">
                  <text:p text:style-name="P19">+3</text:p>
                </table:table-cell>
                <table:table-cell table:style-name="Table2.N5">
                  <text:p text:style-name="P8"/>
                </table:table-cell>
                <table:table-cell table:style-name="Table2.O4" office:value-type="float" office:value="7">
                  <text:p text:style-name="P8">7</text:p>
                </table:table-cell>
              </table:table-row>
              <table:table-row>
                <table:table-cell table:style-name="Table2.A4" office:value-type="float" office:value="8">
                  <text:p text:style-name="P9">8</text:p>
                </table:table-cell>
                <table:table-cell table:style-name="Table2.A4">
                  <text:p text:style-name="P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4T</text:p>
                </table:table-cell>
                <table:table-cell table:style-name="Table2.C4" office:value-type="string">
                  <text:p text:style-name="P19">63</text:p>
                </table:table-cell>
                <table:table-cell table:style-name="Table2.C4" office:value-type="string">
                  <text:p text:style-name="P19">8/15 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140</text:p>
                </table:table-cell>
                <table:table-cell table:style-name="Table2.A2" office:value-type="string">
                  <text:p text:style-name="P20"/>
                </table:table-cell>
                <table:table-cell table:style-name="Table2.C4" office:value-type="string">
                  <text:p text:style-name="P19">8</text:p>
                </table:table-cell>
                <table:table-cell table:style-name="Table2.C4" office:value-type="string">
                  <text:p text:style-name="P19">+4</text:p>
                </table:table-cell>
                <table:table-cell table:style-name="Table2.N5">
                  <text:p text:style-name="P8"/>
                </table:table-cell>
                <table:table-cell table:style-name="Table2.O4" office:value-type="float" office:value="8">
                  <text:p text:style-name="P8">8</text:p>
                </table:table-cell>
              </table:table-row>
              <table:table-row>
                <table:table-cell table:style-name="Table2.B4" office:value-type="string">
                  <text:p text:style-name="P9">9 </text:p>
                </table:table-cell>
                <table:table-cell table:style-name="Table2.B4" office:value-type="string">
                  <text:p text:style-name="P22"><text:s/>▬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F4" office:value-type="float" office:value="8">
                  <text:p text:style-name="P25">8</text:p>
                </table:table-cell>
                <table:table-cell table:style-name="Table2.C4" office:value-type="string">
                  <text:p text:style-name="P19">71</text:p>
                </table:table-cell>
                <table:table-cell table:style-name="Table2.C4" office:value-type="string">
                  <text:p text:style-name="P19">9/15 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160</text:p>
                </table:table-cell>
                <table:table-cell table:style-name="Table2.A2" office:value-type="string">
                  <text:p text:style-name="P20"/>
                </table:table-cell>
                <table:table-cell table:style-name="Table2.C4" office:value-type="string">
                  <text:p text:style-name="P19">9</text:p>
                </table:table-cell>
                <table:table-cell table:style-name="Table2.C4" office:value-type="string">
                  <text:p text:style-name="P19">+5</text:p>
                </table:table-cell>
                <table:table-cell table:style-name="Table2.H3" office:value-type="string">
                  <text:p text:style-name="P23">▬</text:p>
                </table:table-cell>
                <table:table-cell table:style-name="Table2.N2" office:value-type="string">
                  <text:p text:style-name="P8">9 </text:p>
                </table:table-cell>
              </table:table-row>
              <table:table-row>
                <table:table-cell table:style-name="Table2.A4" office:value-type="float" office:value="10">
                  <text:p text:style-name="P9">10</text:p>
                </table:table-cell>
                <table:table-cell table:style-name="Table2.A4">
                  <text:p text:style-name="P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16D</text:p>
                </table:table-cell>
                <table:table-cell table:style-name="Table2.C4" office:value-type="string">
                  <text:p text:style-name="P19">79</text:p>
                </table:table-cell>
                <table:table-cell table:style-name="Table2.C4" office:value-type="string">
                  <text:p text:style-name="P19">10/15 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180</text:p>
                </table:table-cell>
                <table:table-cell table:style-name="Table2.A2" office:value-type="string">
                  <text:p text:style-name="P20"/>
                </table:table-cell>
                <table:table-cell table:style-name="Table2.C4" office:value-type="string">
                  <text:p text:style-name="P19">10</text:p>
                </table:table-cell>
                <table:table-cell table:style-name="Table2.C4" office:value-type="string">
                  <text:p text:style-name="P19">+6</text:p>
                </table:table-cell>
                <table:table-cell table:style-name="Table2.N5">
                  <text:p text:style-name="P8"/>
                </table:table-cell>
                <table:table-cell table:style-name="Table2.O4" office:value-type="float" office:value="10">
                  <text:p text:style-name="P8">10</text:p>
                </table:table-cell>
              </table:table-row>
              <table:table-row>
                <table:table-cell table:style-name="Table2.A4" office:value-type="float" office:value="11">
                  <text:p text:style-name="P9">11</text:p>
                </table:table-cell>
                <table:table-cell table:style-name="Table2.A4">
                  <text:p text:style-name="P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8T</text:p>
                </table:table-cell>
                <table:table-cell table:style-name="Table2.C4" office:value-type="string">
                  <text:p text:style-name="P19">87</text:p>
                </table:table-cell>
                <table:table-cell table:style-name="Table2.C4" office:value-type="string">
                  <text:p text:style-name="P19">11/15 </text:p>
                </table:table-cell>
                <table:table-cell table:style-name="Table2.C4" office:value-type="string">
                  <text:p text:style-name="P19">RANDOM</text:p>
                </table:table-cell>
                <table:table-cell table:style-name="Table2.C4" office:value-type="string">
                  <text:p text:style-name="P19">200</text:p>
                </table:table-cell>
                <table:table-cell table:style-name="Table2.A2" office:value-type="string">
                  <text:p text:style-name="P20"/>
                </table:table-cell>
                <table:table-cell table:style-name="Table2.C4" office:value-type="string">
                  <text:p text:style-name="P19">11</text:p>
                </table:table-cell>
                <table:table-cell table:style-name="Table2.C4" office:value-type="string">
                  <text:p text:style-name="P19">+7</text:p>
                </table:table-cell>
                <table:table-cell table:style-name="Table2.N5">
                  <text:p text:style-name="P8"/>
                </table:table-cell>
                <table:table-cell table:style-name="Table2.O4" office:value-type="float" office:value="11">
                  <text:p text:style-name="P8">11</text:p>
                </table:table-cell>
              </table:table-row>
              <table:table-row>
                <table:table-cell table:style-name="Table2.A4" office:value-type="float" office:value="12">
                  <text:p text:style-name="P9">12</text:p>
                </table:table-cell>
                <table:table-cell table:style-name="Table2.A4">
                  <text:p text:style-name="P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F4" office:value-type="float" office:value="16">
                  <text:p text:style-name="P25">16</text:p>
                </table:table-cell>
                <table:table-cell table:style-name="Table2.C4" office:value-type="string">
                  <text:p text:style-name="P19">95</text:p>
                </table:table-cell>
                <table:table-cell table:style-name="Table2.C4" office:value-type="string">
                  <text:p text:style-name="P19">12/15 </text:p>
                </table:table-cell>
                <table:table-cell table:style-name="Table2.C4" office:value-type="string">
                  <text:p text:style-name="P19">Cmin7</text:p>
                </table:table-cell>
                <table:table-cell table:style-name="Table2.C4" office:value-type="string">
                  <text:p text:style-name="P19">220</text:p>
                </table:table-cell>
                <table:table-cell table:style-name="Table2.A2" office:value-type="string">
                  <text:p text:style-name="P20"/>
                </table:table-cell>
                <table:table-cell table:style-name="Table2.C4" office:value-type="string">
                  <text:p text:style-name="P19">12</text:p>
                </table:table-cell>
                <table:table-cell table:style-name="Table2.C4" office:value-type="string">
                  <text:p text:style-name="P19">+8</text:p>
                </table:table-cell>
                <table:table-cell table:style-name="Table2.N5">
                  <text:p text:style-name="P8"/>
                </table:table-cell>
                <table:table-cell table:style-name="Table2.O4" office:value-type="float" office:value="12">
                  <text:p text:style-name="P8">12</text:p>
                </table:table-cell>
              </table:table-row>
              <table:table-row>
                <table:table-cell table:style-name="Table2.A4" office:value-type="float" office:value="13">
                  <text:p text:style-name="P9">13</text:p>
                </table:table-cell>
                <table:table-cell table:style-name="Table2.B4" office:value-type="string">
                  <text:p text:style-name="P22"><text:s/>▬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16T</text:p>
                </table:table-cell>
                <table:table-cell table:style-name="Table2.C4" office:value-type="string">
                  <text:p text:style-name="P19">103</text:p>
                </table:table-cell>
                <table:table-cell table:style-name="Table2.C4" office:value-type="string">
                  <text:p text:style-name="P19">13/15 </text:p>
                </table:table-cell>
                <table:table-cell table:style-name="Table2.C4" office:value-type="string">
                  <text:p text:style-name="P19">Cmaj7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20"/>
                </table:table-cell>
                <table:table-cell table:style-name="Table2.C4" office:value-type="string">
                  <text:p text:style-name="P19">13</text:p>
                </table:table-cell>
                <table:table-cell table:style-name="Table2.C4" office:value-type="string">
                  <text:p text:style-name="P19">+9</text:p>
                </table:table-cell>
                <table:table-cell table:style-name="Table2.H3" office:value-type="string">
                  <text:p text:style-name="P23">▬</text:p>
                </table:table-cell>
                <table:table-cell table:style-name="Table2.O4" office:value-type="float" office:value="13">
                  <text:p text:style-name="P8">13</text:p>
                </table:table-cell>
              </table:table-row>
              <table:table-row>
                <table:table-cell table:style-name="Table2.A4" office:value-type="float" office:value="14">
                  <text:p text:style-name="P9">14</text:p>
                </table:table-cell>
                <table:table-cell table:style-name="Table2.A4">
                  <text:p text:style-name="P8"/>
                </table:table-cell>
                <table:table-cell table:style-name="Table2.C4" office:value-type="string">
                  <text:p text:style-name="P19">RANDOM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F4" office:value-type="float" office:value="32">
                  <text:p text:style-name="P25">32</text:p>
                </table:table-cell>
                <table:table-cell table:style-name="Table2.C4" office:value-type="string">
                  <text:p text:style-name="P19">111</text:p>
                </table:table-cell>
                <table:table-cell table:style-name="Table2.C4" office:value-type="string">
                  <text:p text:style-name="P19">14/15 </text:p>
                </table:table-cell>
                <table:table-cell table:style-name="Table2.C4" office:value-type="string">
                  <text:p text:style-name="P19">C7</text:p>
                </table:table-cell>
                <table:table-cell table:style-name="Table2.C4" office:value-type="string">
                  <text:p text:style-name="P25">TAP</text:p>
                </table:table-cell>
                <table:table-cell table:style-name="Table2.A2" office:value-type="string">
                  <text:p text:style-name="P20"/>
                </table:table-cell>
                <table:table-cell table:style-name="Table2.C4" office:value-type="string">
                  <text:p text:style-name="P19">14</text:p>
                </table:table-cell>
                <table:table-cell table:style-name="Table2.C4" office:value-type="string">
                  <text:p text:style-name="P19">+10</text:p>
                </table:table-cell>
                <table:table-cell table:style-name="Table2.N5">
                  <text:p text:style-name="P8"/>
                </table:table-cell>
                <table:table-cell table:style-name="Table2.O4" office:value-type="float" office:value="14">
                  <text:p text:style-name="P8">14</text:p>
                </table:table-cell>
              </table:table-row>
              <table:table-row>
                <table:table-cell table:style-name="Table2.A4" office:value-type="float" office:value="15">
                  <text:p text:style-name="P9">15</text:p>
                </table:table-cell>
                <table:table-cell table:style-name="Table2.A4">
                  <text:p text:style-name="P8"/>
                </table:table-cell>
                <table:table-cell table:style-name="Table2.C4" office:value-type="string">
                  <text:p text:style-name="P19">CLEAR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119</text:p>
                </table:table-cell>
                <table:table-cell table:style-name="Table2.C4" office:value-type="string">
                  <text:p text:style-name="P19">FULL </text:p>
                </table:table-cell>
                <table:table-cell table:style-name="Table2.C4" office:value-type="string">
                  <text:p text:style-name="P19">Cmin</text:p>
                </table:table-cell>
                <table:table-cell table:style-name="Table2.C4" office:value-type="string">
                  <text:p text:style-name="P25">BPM-</text:p>
                </table:table-cell>
                <table:table-cell table:style-name="Table2.A2" office:value-type="string">
                  <text:p text:style-name="P20"/>
                </table:table-cell>
                <table:table-cell table:style-name="Table2.C4" office:value-type="string">
                  <text:p text:style-name="P19">15</text:p>
                </table:table-cell>
                <table:table-cell table:style-name="Table2.C4" office:value-type="string">
                  <text:p text:style-name="P19">+11</text:p>
                </table:table-cell>
                <table:table-cell table:style-name="Table2.N5">
                  <text:p text:style-name="P8"/>
                </table:table-cell>
                <table:table-cell table:style-name="Table2.O4" office:value-type="float" office:value="15">
                  <text:p text:style-name="P8">15</text:p>
                </table:table-cell>
              </table:table-row>
              <table:table-row>
                <table:table-cell table:style-name="Table2.A4" office:value-type="float" office:value="16">
                  <text:p text:style-name="P9">16</text:p>
                </table:table-cell>
                <table:table-cell table:style-name="Table2.A4">
                  <text:p text:style-name="P8"/>
                </table:table-cell>
                <table:table-cell table:style-name="Table2.C4" office:value-type="string">
                  <text:p text:style-name="P19">FILL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9"/>
                </table:table-cell>
                <table:table-cell table:style-name="Table2.C4" office:value-type="string">
                  <text:p text:style-name="P19">127</text:p>
                </table:table-cell>
                <table:table-cell table:style-name="Table2.C4" office:value-type="string">
                  <text:p text:style-name="P19">TIE</text:p>
                </table:table-cell>
                <table:table-cell table:style-name="Table2.C4" office:value-type="string">
                  <text:p text:style-name="P19">Cmaj</text:p>
                </table:table-cell>
                <table:table-cell table:style-name="Table2.C4" office:value-type="string">
                  <text:p text:style-name="P25">BPM+</text:p>
                </table:table-cell>
                <table:table-cell table:style-name="Table2.A2" office:value-type="string">
                  <text:p text:style-name="P20"/>
                </table:table-cell>
                <table:table-cell table:style-name="Table2.C4" office:value-type="string">
                  <text:p text:style-name="P19">16</text:p>
                </table:table-cell>
                <table:table-cell table:style-name="Table2.C4" office:value-type="string">
                  <text:p text:style-name="P19">+12</text:p>
                </table:table-cell>
                <table:table-cell table:style-name="Table2.H3" office:value-type="string">
                  <text:p text:style-name="P12"/>
                </table:table-cell>
                <table:table-cell table:style-name="Table2.O4" office:value-type="float" office:value="16">
                  <text:p text:style-name="P8">16</text:p>
                </table:table-cell>
              </table:table-row>
            </table:table>
            <text:p text:style-name="P4"><text:span text:style-name="T1">● Press </text:span><text:span text:style-name="T2">HOLD </text:span><text:span text:style-name="T1">to toggle chord hold mode. Press and hold to lock MIDI note input (LED flickers). Press </text:span><text:span text:style-name="T2">HOLD </text:span><text:span text:style-name="T1">again to unlock. ● </text:span><text:span text:style-name="T4">Settings stored in EEPROM: </text:span><text:span text:style-name="T5">Output Channel / Input Channel / Synch Source / Synch Send / Global Options </text:span></text:p>
            <text:p text:style-name="P3"><text:span text:style-name="T1">●</text:span><text:span text:style-name="T7"> </text:span><text:span text:style-name="T6">Global Options:</text:span><text:span text:style-name="T7"> Resend non-note channel messages from selected input to selected output channel / Pass through note messages / non-note channel messages received on selected input channel / Accept external synch from MIDI IN / SYNCH port</text:span></text:p>
            <text:p text:style-name="P4"><text:span text:style-name="T1">●</text:span><text:span text:style-name="T5"> </text:span><text:span text:style-name="T4">Restore default settings to EEPROM: </text:span><text:span text:style-name="T3">Hold down HOLD at startup, press MODE then release both buttons. </text:span><text:span text:style-name="T1">● </text:span><text:span text:style-name="T4">Display Firmware Version </text:span><text:span text:style-name="T3">Hold down HOLD at startup. 4 decimal digits coded in binary (4 bits each). Implied dd.dd format</text:span></text:p>
            <text:p text:style-name="P4"><text:span text:style-name="T3"/></text:p>
          </table:table-cell>
        </table:table-row>
        <table:table-row>
          <table:table-cell table:style-name="Table1.A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C" table:number-columns-repeated="2"/>
              <table:table-column table:style-name="Table3.G"/>
              <table:table-column table:style-name="Table3.C" table:number-columns-repeated="2"/>
              <table:table-column table:style-name="Table3.D"/>
              <table:table-column table:style-name="Table3.K"/>
              <table:table-column table:style-name="Table3.L"/>
              <table:table-column table:style-name="Table3.M"/>
              <table:table-column table:style-name="Table3.N"/>
              <table:table-column table:style-name="Table3.O"/>
              <table:table-row>
                <table:table-cell table:style-name="Table3.A1" table:number-columns-spanned="2" office:value-type="string">
                  <text:p text:style-name="P7"/>
                </table:table-cell>
                <table:covered-table-cell/>
                <table:table-cell table:style-name="Table3.A1" office:value-type="string">
                  <text:p text:style-name="P21">MODE</text:p>
                </table:table-cell>
                <table:table-cell table:style-name="Table3.A1" office:value-type="string">
                  <text:p text:style-name="P21">SHFT</text:p>
                </table:table-cell>
                <table:table-cell table:style-name="Table3.A1" office:value-type="string">
                  <text:p text:style-name="P21">SPAN</text:p>
                </table:table-cell>
                <table:table-cell table:style-name="Table3.A1" office:value-type="string">
                  <text:p text:style-name="P21">RATE</text:p>
                </table:table-cell>
                <table:table-cell table:style-name="Table3.A1" office:value-type="string">
                  <text:p text:style-name="P21">VELO</text:p>
                </table:table-cell>
                <table:table-cell table:style-name="Table3.A1" office:value-type="string">
                  <text:p text:style-name="P21">GATE</text:p>
                </table:table-cell>
                <table:table-cell table:style-name="Table3.A1" office:value-type="string">
                  <text:p text:style-name="P21">INST</text:p>
                </table:table-cell>
                <table:table-cell table:style-name="Table3.A1" table:number-columns-spanned="2" office:value-type="string">
                  <text:p text:style-name="P21">SYNC</text:p>
                </table:table-cell>
                <table:covered-table-cell/>
                <table:table-cell table:style-name="Table3.A1" office:value-type="string">
                  <text:p text:style-name="P21">CHAN</text:p>
                </table:table-cell>
                <table:table-cell table:style-name="Table3.A1" office:value-type="string">
                  <text:p text:style-name="P21">TRAN</text:p>
                </table:table-cell>
                <table:table-cell table:style-name="Table3.N1" table:number-columns-spanned="2" office:value-type="string">
                  <text:p text:style-name="P8">ARPIE Quick Reference</text:p>
                  <text:p text:style-name="P8">Firmware v1.02</text:p>
                </table:table-cell>
                <table:covered-table-cell/>
              </table:table-row>
              <table:table-row>
                <table:table-cell table:style-name="Table3.A2" table:number-columns-spanned="2" office:value-type="string">
                  <text:p text:style-name="P8">PRESS</text:p>
                </table:table-cell>
                <table:covered-table-cell/>
                <table:table-cell table:style-name="Table3.A2" office:value-type="string">
                  <text:p text:style-name="P13">Arp mode / </text:p>
                  <text:p text:style-name="P13">Pattern fill</text:p>
                </table:table-cell>
                <table:table-cell table:style-name="Table3.A2" office:value-type="string">
                  <text:p text:style-name="P13">Octave shift </text:p>
                  <text:p text:style-name="P13">output</text:p>
                </table:table-cell>
                <table:table-cell table:style-name="Table3.A2" office:value-type="string">
                  <text:p text:style-name="P13">Arp span in </text:p>
                  <text:p text:style-name="P13">octaves</text:p>
                </table:table-cell>
                <table:table-cell table:style-name="Table3.A2" office:value-type="string">
                  <text:p text:style-name="P13">Arp step </text:p>
                  <text:p text:style-name="P13">length </text:p>
                </table:table-cell>
                <table:table-cell table:style-name="Table3.A2" office:value-type="string">
                  <text:p text:style-name="P13">MIDI </text:p>
                  <text:p text:style-name="P13">velocity</text:p>
                </table:table-cell>
                <table:table-cell table:style-name="Table3.A2" office:value-type="string">
                  <text:p text:style-name="P13">MIDI note </text:p>
                  <text:p text:style-name="P13">length</text:p>
                </table:table-cell>
                <table:table-cell table:style-name="Table3.A2" office:value-type="string">
                  <text:p text:style-name="P13">Arp note insert / <text:s/>Chord insert</text:p>
                </table:table-cell>
                <table:table-cell table:style-name="Table3.A2" office:value-type="string">
                  <text:p text:style-name="P13">MIDI clock source / internal BPM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A2" office:value-type="string">
                  <text:p text:style-name="P13">MIDI output</text:p>
                  <text:p text:style-name="P13">channel</text:p>
                </table:table-cell>
                <table:table-cell table:style-name="Table3.A2" office:value-type="string">
                  <text:p text:style-name="P13">Chromatic transpose output</text:p>
                </table:table-cell>
                <table:table-cell table:style-name="Table3.N2" table:number-columns-spanned="2" office:value-type="string">
                  <text:p text:style-name="P10"/>
                </table:table-cell>
                <table:covered-table-cell/>
              </table:table-row>
              <table:table-row>
                <table:table-cell table:style-name="Table3.A3" table:number-columns-spanned="2" office:value-type="string">
                  <text:p text:style-name="P8">HOLD</text:p>
                </table:table-cell>
                <table:covered-table-cell/>
                <table:table-cell table:style-name="Table3.C3" office:value-type="string">
                  <text:p text:style-name="P13"/>
                </table:table-cell>
                <table:table-cell table:style-name="Table3.C3" office:value-type="string">
                  <text:p text:style-name="P13"/>
                </table:table-cell>
                <table:table-cell table:style-name="Table3.C3" office:value-type="string">
                  <text:p text:style-name="P13"/>
                </table:table-cell>
                <table:table-cell table:style-name="Table3.C3" office:value-type="string">
                  <text:p text:style-name="P13"/>
                </table:table-cell>
                <table:table-cell table:style-name="Table3.A3" office:value-type="string">
                  <text:p text:style-name="P24">Velocity as played / </text:p>
                  <text:p text:style-name="P24">As selected</text:p>
                </table:table-cell>
                <table:table-cell table:style-name="Table3.H3" office:value-type="string">
                  <text:p text:style-name="P16"/>
                </table:table-cell>
                <table:table-cell table:style-name="Table3.A3" office:value-type="string">
                  <text:p text:style-name="P15">MIDI Panic</text:p>
                </table:table-cell>
                <table:table-cell table:style-name="Table3.C3" office:value-type="string">
                  <text:p text:style-name="P13"/>
                </table:table-cell>
                <table:table-cell table:style-name="Table3.A3" office:value-type="string">
                  <text:p text:style-name="P17">Global Options</text:p>
                </table:table-cell>
                <table:table-cell table:style-name="Table3.A3" office:value-type="string">
                  <text:p text:style-name="P13">Input Channel/</text:p>
                  <text:p text:style-name="P13">OMNI mode</text:p>
                </table:table-cell>
                <table:table-cell table:style-name="Table3.H3" office:value-type="string">
                  <text:p text:style-name="P13"/>
                </table:table-cell>
                <table:table-cell table:style-name="Table3.N2" table:number-columns-spanned="2" office:value-type="string">
                  <text:p text:style-name="P11"/>
                </table:table-cell>
                <table:covered-table-cell/>
              </table:table-row>
              <table:table-row table:style-name="Table3.4">
                <table:table-cell table:style-name="Table3.A4" office:value-type="float" office:value="1">
                  <text:p text:style-name="P9">1</text:p>
                </table:table-cell>
                <table:table-cell table:style-name="Table3.B4" office:value-type="string">
                  <text:p text:style-name="P22"><text:s/>▬</text:p>
                </table:table-cell>
                <table:table-cell table:style-name="Table3.C4" office:value-type="string">
                  <text:p text:style-name="P19">UP</text:p>
                </table:table-cell>
                <table:table-cell table:style-name="Table3.D4" office:value-type="string">
                  <text:p text:style-name="P19">-3 OCT</text:p>
                </table:table-cell>
                <table:table-cell table:style-name="Table3.D4" office:value-type="string">
                  <text:p text:style-name="P19">1 OCTAVE</text:p>
                </table:table-cell>
                <table:table-cell table:style-name="Table3.F4" office:value-type="float" office:value="1">
                  <text:p text:style-name="P25">1</text:p>
                </table:table-cell>
                <table:table-cell table:style-name="Table3.C4" office:value-type="string">
                  <text:p text:style-name="P19">0</text:p>
                </table:table-cell>
                <table:table-cell table:style-name="Table3.H4" office:value-type="float" office:value="42005">
                  <text:p text:style-name="P19">1/15 STEP</text:p>
                </table:table-cell>
                <table:table-cell table:style-name="Table3.C4" office:value-type="string">
                  <text:p text:style-name="P19">NONE</text:p>
                </table:table-cell>
                <table:table-cell table:style-name="Table3.C4" office:value-type="string">
                  <text:p text:style-name="P25">SOURCE</text:p>
                </table:table-cell>
                <table:table-cell table:style-name="Table3.A3" office:value-type="string">
                  <text:p text:style-name="P18">Resend Chan.Msg</text:p>
                </table:table-cell>
                <table:table-cell table:style-name="Table3.F4" office:value-type="float" office:value="1">
                  <text:p text:style-name="P19">1</text:p>
                </table:table-cell>
                <table:table-cell table:style-name="Table3.C4" office:value-type="string">
                  <text:p text:style-name="P19">-3 SEMI</text:p>
                </table:table-cell>
                <table:table-cell table:style-name="Table3.H3" office:value-type="string">
                  <text:p text:style-name="P23">▬</text:p>
                </table:table-cell>
                <table:table-cell table:style-name="Table3.O4" office:value-type="float" office:value="1">
                  <text:p text:style-name="P8">1</text:p>
                </table:table-cell>
              </table:table-row>
              <table:table-row table:style-name="Table3.4">
                <table:table-cell table:style-name="Table3.A4" office:value-type="float" office:value="2">
                  <text:p text:style-name="P9">2</text:p>
                </table:table-cell>
                <table:table-cell table:style-name="Table3.A4">
                  <text:p text:style-name="P9"/>
                </table:table-cell>
                <table:table-cell table:style-name="Table3.C4" office:value-type="string">
                  <text:p text:style-name="P19">DOWN</text:p>
                </table:table-cell>
                <table:table-cell table:style-name="Table3.D4" office:value-type="string">
                  <text:p text:style-name="P19">-2 OCT</text:p>
                </table:table-cell>
                <table:table-cell table:style-name="Table3.D4" office:value-type="string">
                  <text:p text:style-name="P19">2 OCTAVE</text:p>
                </table:table-cell>
                <table:table-cell table:style-name="Table3.C4" office:value-type="string">
                  <text:p text:style-name="P19">2D</text:p>
                </table:table-cell>
                <table:table-cell table:style-name="Table3.C4" office:value-type="string">
                  <text:p text:style-name="P19">15</text:p>
                </table:table-cell>
                <table:table-cell table:style-name="Table3.C4" office:value-type="string">
                  <text:p text:style-name="P19">2/15 </text:p>
                </table:table-cell>
                <table:table-cell table:style-name="Table3.C4" office:value-type="string">
                  <text:p text:style-name="P19">HIGHEST</text:p>
                </table:table-cell>
                <table:table-cell table:style-name="Table3.C4" office:value-type="string">
                  <text:p text:style-name="P25">SEND</text:p>
                </table:table-cell>
                <table:table-cell table:style-name="Table3.A3" office:value-type="string">
                  <text:p text:style-name="P18">Pass Orig Note</text:p>
                </table:table-cell>
                <table:table-cell table:style-name="Table3.C4" office:value-type="string">
                  <text:p text:style-name="P19">2</text:p>
                </table:table-cell>
                <table:table-cell table:style-name="Table3.C4" office:value-type="string">
                  <text:p text:style-name="P19">-2</text:p>
                </table:table-cell>
                <table:table-cell table:style-name="Table3.N5">
                  <text:p text:style-name="P8"/>
                </table:table-cell>
                <table:table-cell table:style-name="Table3.O4" office:value-type="float" office:value="2">
                  <text:p text:style-name="P8">2</text:p>
                </table:table-cell>
              </table:table-row>
              <table:table-row table:style-name="Table3.4">
                <table:table-cell table:style-name="Table3.A4" office:value-type="float" office:value="3">
                  <text:p text:style-name="P9">3</text:p>
                </table:table-cell>
                <table:table-cell table:style-name="Table3.A4">
                  <text:p text:style-name="P9"/>
                </table:table-cell>
                <table:table-cell table:style-name="Table3.C4" office:value-type="string">
                  <text:p text:style-name="P19">UP-DOWN</text:p>
                </table:table-cell>
                <table:table-cell table:style-name="Table3.D4" office:value-type="string">
                  <text:p text:style-name="P19">-1 OCT</text:p>
                </table:table-cell>
                <table:table-cell table:style-name="Table3.D4" office:value-type="string">
                  <text:p text:style-name="P19">3 OCTAVE</text:p>
                </table:table-cell>
                <table:table-cell table:style-name="Table3.F4" office:value-type="float" office:value="2">
                  <text:p text:style-name="P25">2</text:p>
                </table:table-cell>
                <table:table-cell table:style-name="Table3.C4" office:value-type="string">
                  <text:p text:style-name="P19">23</text:p>
                </table:table-cell>
                <table:table-cell table:style-name="Table3.C4" office:value-type="string">
                  <text:p text:style-name="P19">3/15 </text:p>
                </table:table-cell>
                <table:table-cell table:style-name="Table3.C4" office:value-type="string">
                  <text:p text:style-name="P19">LOWEST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A3" office:value-type="string">
                  <text:p text:style-name="P18">Pass Orig Chan.Msg</text:p>
                </table:table-cell>
                <table:table-cell table:style-name="Table3.C4" office:value-type="string">
                  <text:p text:style-name="P19">3</text:p>
                </table:table-cell>
                <table:table-cell table:style-name="Table3.C4" office:value-type="string">
                  <text:p text:style-name="P19">-1</text:p>
                </table:table-cell>
                <table:table-cell table:style-name="Table3.N5">
                  <text:p text:style-name="P8"/>
                </table:table-cell>
                <table:table-cell table:style-name="Table3.O4" office:value-type="float" office:value="3">
                  <text:p text:style-name="P8">3</text:p>
                </table:table-cell>
              </table:table-row>
              <table:table-row table:style-name="Table3.4">
                <table:table-cell table:style-name="Table3.A4" office:value-type="float" office:value="4">
                  <text:p text:style-name="P9">4</text:p>
                </table:table-cell>
                <table:table-cell table:style-name="Table3.A4">
                  <text:p text:style-name="P9"/>
                </table:table-cell>
                <table:table-cell table:style-name="Table3.C4" office:value-type="string">
                  <text:p text:style-name="P19">RANDOM</text:p>
                </table:table-cell>
                <table:table-cell table:style-name="Table3.D4" office:value-type="string">
                  <text:p text:style-name="P25">NORMAL</text:p>
                </table:table-cell>
                <table:table-cell table:style-name="Table3.D4" office:value-type="string">
                  <text:p text:style-name="P19">4 OCTAVE</text:p>
                </table:table-cell>
                <table:table-cell table:style-name="Table3.C4" office:value-type="string">
                  <text:p text:style-name="P19">4D</text:p>
                </table:table-cell>
                <table:table-cell table:style-name="Table3.C4" office:value-type="string">
                  <text:p text:style-name="P19">31</text:p>
                </table:table-cell>
                <table:table-cell table:style-name="Table3.C4" office:value-type="string">
                  <text:p text:style-name="P19">4/15 </text:p>
                </table:table-cell>
                <table:table-cell table:style-name="Table3.C4" office:value-type="string">
                  <text:p text:style-name="P19">3FW-1BK</text:p>
                </table:table-cell>
                <table:table-cell table:style-name="Table3.C4" office:value-type="string">
                  <text:p text:style-name="P19">60 BPM</text:p>
                </table:table-cell>
                <table:table-cell table:style-name="Table3.A3" office:value-type="string">
                  <text:p text:style-name="P18">Synch from IN </text:p>
                </table:table-cell>
                <table:table-cell table:style-name="Table3.C4" office:value-type="string">
                  <text:p text:style-name="P19">4</text:p>
                </table:table-cell>
                <table:table-cell table:style-name="Table3.C4" office:value-type="string">
                  <text:p text:style-name="P25">NORMAL</text:p>
                </table:table-cell>
                <table:table-cell table:style-name="Table3.N5">
                  <text:p text:style-name="P8"/>
                </table:table-cell>
                <table:table-cell table:style-name="Table3.O4" office:value-type="float" office:value="4">
                  <text:p text:style-name="P8">4</text:p>
                </table:table-cell>
              </table:table-row>
              <table:table-row table:style-name="Table3.4">
                <table:table-cell table:style-name="Table3.A4" office:value-type="float" office:value="5">
                  <text:p text:style-name="P9">5</text:p>
                </table:table-cell>
                <table:table-cell table:style-name="Table3.B4" office:value-type="string">
                  <text:p text:style-name="P22"><text:s/>▬</text:p>
                </table:table-cell>
                <table:table-cell table:style-name="Table3.C4" office:value-type="string">
                  <text:p text:style-name="P19">KEYBOARD</text:p>
                </table:table-cell>
                <table:table-cell table:style-name="Table3.D4" office:value-type="string">
                  <text:p text:style-name="P19">+1 OCT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2T</text:p>
                </table:table-cell>
                <table:table-cell table:style-name="Table3.C4" office:value-type="string">
                  <text:p text:style-name="P19">39</text:p>
                </table:table-cell>
                <table:table-cell table:style-name="Table3.C4" office:value-type="string">
                  <text:p text:style-name="P19">5/15 </text:p>
                </table:table-cell>
                <table:table-cell table:style-name="Table3.C4" office:value-type="string">
                  <text:p text:style-name="P19">4FW-2BK</text:p>
                </table:table-cell>
                <table:table-cell table:style-name="Table3.C4" office:value-type="string">
                  <text:p text:style-name="P19">80</text:p>
                </table:table-cell>
                <table:table-cell table:style-name="Table3.A3" office:value-type="string">
                  <text:p text:style-name="P18">Synch from SYNCH</text:p>
                </table:table-cell>
                <table:table-cell table:style-name="Table3.F4" office:value-type="float" office:value="5">
                  <text:p text:style-name="P19">5</text:p>
                </table:table-cell>
                <table:table-cell table:style-name="Table3.C4" office:value-type="string">
                  <text:p text:style-name="P19">+1</text:p>
                </table:table-cell>
                <table:table-cell table:style-name="Table3.H3" office:value-type="string">
                  <text:p text:style-name="P23">▬</text:p>
                </table:table-cell>
                <table:table-cell table:style-name="Table3.O4" office:value-type="float" office:value="5">
                  <text:p text:style-name="P8">5</text:p>
                </table:table-cell>
              </table:table-row>
              <table:table-row table:style-name="Table3.4">
                <table:table-cell table:style-name="Table3.A4" office:value-type="float" office:value="6">
                  <text:p text:style-name="P9">6</text:p>
                </table:table-cell>
                <table:table-cell table:style-name="Table3.A4">
                  <text:p text:style-name="P9"/>
                </table:table-cell>
                <table:table-cell table:style-name="Table3.A2" office:value-type="string">
                  <text:p text:style-name="P19"/>
                </table:table-cell>
                <table:table-cell table:style-name="Table3.D4" office:value-type="string">
                  <text:p text:style-name="P19">+2 OCT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F4" office:value-type="float" office:value="4">
                  <text:p text:style-name="P25">4</text:p>
                </table:table-cell>
                <table:table-cell table:style-name="Table3.C4" office:value-type="string">
                  <text:p text:style-name="P19">47</text:p>
                </table:table-cell>
                <table:table-cell table:style-name="Table3.C4" office:value-type="string">
                  <text:p text:style-name="P19">6/15 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100</text:p>
                </table:table-cell>
                <table:table-cell table:style-name="Table3.A2" office:value-type="string">
                  <text:p text:style-name="P20"/>
                </table:table-cell>
                <table:table-cell table:style-name="Table3.C4" office:value-type="string">
                  <text:p text:style-name="P19">6</text:p>
                </table:table-cell>
                <table:table-cell table:style-name="Table3.C4" office:value-type="string">
                  <text:p text:style-name="P19">+2</text:p>
                </table:table-cell>
                <table:table-cell table:style-name="Table3.N5">
                  <text:p text:style-name="P8"/>
                </table:table-cell>
                <table:table-cell table:style-name="Table3.O4" office:value-type="float" office:value="6">
                  <text:p text:style-name="P8">6</text:p>
                </table:table-cell>
              </table:table-row>
              <table:table-row table:style-name="Table3.4">
                <table:table-cell table:style-name="Table3.A4" office:value-type="float" office:value="7">
                  <text:p text:style-name="P9">7</text:p>
                </table:table-cell>
                <table:table-cell table:style-name="Table3.A4">
                  <text:p text:style-name="P9"/>
                </table:table-cell>
                <table:table-cell table:style-name="Table3.A2" office:value-type="string">
                  <text:p text:style-name="P19"/>
                </table:table-cell>
                <table:table-cell table:style-name="Table3.D4" office:value-type="string">
                  <text:p text:style-name="P19">+3 OCT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8D</text:p>
                </table:table-cell>
                <table:table-cell table:style-name="Table3.C4" office:value-type="string">
                  <text:p text:style-name="P19">55</text:p>
                </table:table-cell>
                <table:table-cell table:style-name="Table3.C4" office:value-type="string">
                  <text:p text:style-name="P19">7/15 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120</text:p>
                </table:table-cell>
                <table:table-cell table:style-name="Table3.A2" office:value-type="string">
                  <text:p text:style-name="P20"/>
                </table:table-cell>
                <table:table-cell table:style-name="Table3.C4" office:value-type="string">
                  <text:p text:style-name="P19">7</text:p>
                </table:table-cell>
                <table:table-cell table:style-name="Table3.C4" office:value-type="string">
                  <text:p text:style-name="P19">+3</text:p>
                </table:table-cell>
                <table:table-cell table:style-name="Table3.N5">
                  <text:p text:style-name="P8"/>
                </table:table-cell>
                <table:table-cell table:style-name="Table3.O4" office:value-type="float" office:value="7">
                  <text:p text:style-name="P8">7</text:p>
                </table:table-cell>
              </table:table-row>
              <table:table-row>
                <table:table-cell table:style-name="Table3.A4" office:value-type="float" office:value="8">
                  <text:p text:style-name="P9">8</text:p>
                </table:table-cell>
                <table:table-cell table:style-name="Table3.A4">
                  <text:p text:style-name="P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4T</text:p>
                </table:table-cell>
                <table:table-cell table:style-name="Table3.C4" office:value-type="string">
                  <text:p text:style-name="P19">63</text:p>
                </table:table-cell>
                <table:table-cell table:style-name="Table3.C4" office:value-type="string">
                  <text:p text:style-name="P19">8/15 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140</text:p>
                </table:table-cell>
                <table:table-cell table:style-name="Table3.A2" office:value-type="string">
                  <text:p text:style-name="P20"/>
                </table:table-cell>
                <table:table-cell table:style-name="Table3.C4" office:value-type="string">
                  <text:p text:style-name="P19">8</text:p>
                </table:table-cell>
                <table:table-cell table:style-name="Table3.C4" office:value-type="string">
                  <text:p text:style-name="P19">+4</text:p>
                </table:table-cell>
                <table:table-cell table:style-name="Table3.N5">
                  <text:p text:style-name="P8"/>
                </table:table-cell>
                <table:table-cell table:style-name="Table3.O4" office:value-type="float" office:value="8">
                  <text:p text:style-name="P8">8</text:p>
                </table:table-cell>
              </table:table-row>
              <table:table-row>
                <table:table-cell table:style-name="Table3.B4" office:value-type="string">
                  <text:p text:style-name="P9">9 </text:p>
                </table:table-cell>
                <table:table-cell table:style-name="Table3.B4" office:value-type="string">
                  <text:p text:style-name="P22"><text:s/>▬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F4" office:value-type="float" office:value="8">
                  <text:p text:style-name="P25">8</text:p>
                </table:table-cell>
                <table:table-cell table:style-name="Table3.C4" office:value-type="string">
                  <text:p text:style-name="P19">71</text:p>
                </table:table-cell>
                <table:table-cell table:style-name="Table3.C4" office:value-type="string">
                  <text:p text:style-name="P19">9/15 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160</text:p>
                </table:table-cell>
                <table:table-cell table:style-name="Table3.A2" office:value-type="string">
                  <text:p text:style-name="P20"/>
                </table:table-cell>
                <table:table-cell table:style-name="Table3.C4" office:value-type="string">
                  <text:p text:style-name="P19">9</text:p>
                </table:table-cell>
                <table:table-cell table:style-name="Table3.C4" office:value-type="string">
                  <text:p text:style-name="P19">+5</text:p>
                </table:table-cell>
                <table:table-cell table:style-name="Table3.H3" office:value-type="string">
                  <text:p text:style-name="P23">▬</text:p>
                </table:table-cell>
                <table:table-cell table:style-name="Table3.N2" office:value-type="string">
                  <text:p text:style-name="P8">9 </text:p>
                </table:table-cell>
              </table:table-row>
              <table:table-row>
                <table:table-cell table:style-name="Table3.A4" office:value-type="float" office:value="10">
                  <text:p text:style-name="P9">10</text:p>
                </table:table-cell>
                <table:table-cell table:style-name="Table3.A4">
                  <text:p text:style-name="P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16D</text:p>
                </table:table-cell>
                <table:table-cell table:style-name="Table3.C4" office:value-type="string">
                  <text:p text:style-name="P19">79</text:p>
                </table:table-cell>
                <table:table-cell table:style-name="Table3.C4" office:value-type="string">
                  <text:p text:style-name="P19">10/15 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180</text:p>
                </table:table-cell>
                <table:table-cell table:style-name="Table3.A2" office:value-type="string">
                  <text:p text:style-name="P20"/>
                </table:table-cell>
                <table:table-cell table:style-name="Table3.C4" office:value-type="string">
                  <text:p text:style-name="P19">10</text:p>
                </table:table-cell>
                <table:table-cell table:style-name="Table3.C4" office:value-type="string">
                  <text:p text:style-name="P19">+6</text:p>
                </table:table-cell>
                <table:table-cell table:style-name="Table3.N5">
                  <text:p text:style-name="P8"/>
                </table:table-cell>
                <table:table-cell table:style-name="Table3.O4" office:value-type="float" office:value="10">
                  <text:p text:style-name="P8">10</text:p>
                </table:table-cell>
              </table:table-row>
              <table:table-row>
                <table:table-cell table:style-name="Table3.A4" office:value-type="float" office:value="11">
                  <text:p text:style-name="P9">11</text:p>
                </table:table-cell>
                <table:table-cell table:style-name="Table3.A4">
                  <text:p text:style-name="P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8T</text:p>
                </table:table-cell>
                <table:table-cell table:style-name="Table3.C4" office:value-type="string">
                  <text:p text:style-name="P19">87</text:p>
                </table:table-cell>
                <table:table-cell table:style-name="Table3.C4" office:value-type="string">
                  <text:p text:style-name="P19">11/15 </text:p>
                </table:table-cell>
                <table:table-cell table:style-name="Table3.C4" office:value-type="string">
                  <text:p text:style-name="P19">RANDOM</text:p>
                </table:table-cell>
                <table:table-cell table:style-name="Table3.C4" office:value-type="string">
                  <text:p text:style-name="P19">200</text:p>
                </table:table-cell>
                <table:table-cell table:style-name="Table3.A2" office:value-type="string">
                  <text:p text:style-name="P20"/>
                </table:table-cell>
                <table:table-cell table:style-name="Table3.C4" office:value-type="string">
                  <text:p text:style-name="P19">11</text:p>
                </table:table-cell>
                <table:table-cell table:style-name="Table3.C4" office:value-type="string">
                  <text:p text:style-name="P19">+7</text:p>
                </table:table-cell>
                <table:table-cell table:style-name="Table3.N5">
                  <text:p text:style-name="P8"/>
                </table:table-cell>
                <table:table-cell table:style-name="Table3.O4" office:value-type="float" office:value="11">
                  <text:p text:style-name="P8">11</text:p>
                </table:table-cell>
              </table:table-row>
              <table:table-row>
                <table:table-cell table:style-name="Table3.A4" office:value-type="float" office:value="12">
                  <text:p text:style-name="P9">12</text:p>
                </table:table-cell>
                <table:table-cell table:style-name="Table3.A4">
                  <text:p text:style-name="P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F4" office:value-type="float" office:value="16">
                  <text:p text:style-name="P25">16</text:p>
                </table:table-cell>
                <table:table-cell table:style-name="Table3.C4" office:value-type="string">
                  <text:p text:style-name="P19">95</text:p>
                </table:table-cell>
                <table:table-cell table:style-name="Table3.C4" office:value-type="string">
                  <text:p text:style-name="P19">12/15 </text:p>
                </table:table-cell>
                <table:table-cell table:style-name="Table3.C4" office:value-type="string">
                  <text:p text:style-name="P19">Cmin7</text:p>
                </table:table-cell>
                <table:table-cell table:style-name="Table3.C4" office:value-type="string">
                  <text:p text:style-name="P19">220</text:p>
                </table:table-cell>
                <table:table-cell table:style-name="Table3.A2" office:value-type="string">
                  <text:p text:style-name="P20"/>
                </table:table-cell>
                <table:table-cell table:style-name="Table3.C4" office:value-type="string">
                  <text:p text:style-name="P19">12</text:p>
                </table:table-cell>
                <table:table-cell table:style-name="Table3.C4" office:value-type="string">
                  <text:p text:style-name="P19">+8</text:p>
                </table:table-cell>
                <table:table-cell table:style-name="Table3.N5">
                  <text:p text:style-name="P8"/>
                </table:table-cell>
                <table:table-cell table:style-name="Table3.O4" office:value-type="float" office:value="12">
                  <text:p text:style-name="P8">12</text:p>
                </table:table-cell>
              </table:table-row>
              <table:table-row>
                <table:table-cell table:style-name="Table3.A4" office:value-type="float" office:value="13">
                  <text:p text:style-name="P9">13</text:p>
                </table:table-cell>
                <table:table-cell table:style-name="Table3.B4" office:value-type="string">
                  <text:p text:style-name="P22"><text:s/>▬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16T</text:p>
                </table:table-cell>
                <table:table-cell table:style-name="Table3.C4" office:value-type="string">
                  <text:p text:style-name="P19">103</text:p>
                </table:table-cell>
                <table:table-cell table:style-name="Table3.C4" office:value-type="string">
                  <text:p text:style-name="P19">13/15 </text:p>
                </table:table-cell>
                <table:table-cell table:style-name="Table3.C4" office:value-type="string">
                  <text:p text:style-name="P19">Cmaj7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20"/>
                </table:table-cell>
                <table:table-cell table:style-name="Table3.C4" office:value-type="string">
                  <text:p text:style-name="P19">13</text:p>
                </table:table-cell>
                <table:table-cell table:style-name="Table3.C4" office:value-type="string">
                  <text:p text:style-name="P19">+9</text:p>
                </table:table-cell>
                <table:table-cell table:style-name="Table3.H3" office:value-type="string">
                  <text:p text:style-name="P23">▬</text:p>
                </table:table-cell>
                <table:table-cell table:style-name="Table3.O4" office:value-type="float" office:value="13">
                  <text:p text:style-name="P8">13</text:p>
                </table:table-cell>
              </table:table-row>
              <table:table-row>
                <table:table-cell table:style-name="Table3.A4" office:value-type="float" office:value="14">
                  <text:p text:style-name="P9">14</text:p>
                </table:table-cell>
                <table:table-cell table:style-name="Table3.A4">
                  <text:p text:style-name="P8"/>
                </table:table-cell>
                <table:table-cell table:style-name="Table3.C4" office:value-type="string">
                  <text:p text:style-name="P19">RANDOM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F4" office:value-type="float" office:value="32">
                  <text:p text:style-name="P25">32</text:p>
                </table:table-cell>
                <table:table-cell table:style-name="Table3.C4" office:value-type="string">
                  <text:p text:style-name="P19">111</text:p>
                </table:table-cell>
                <table:table-cell table:style-name="Table3.C4" office:value-type="string">
                  <text:p text:style-name="P19">14/15 </text:p>
                </table:table-cell>
                <table:table-cell table:style-name="Table3.C4" office:value-type="string">
                  <text:p text:style-name="P19">C7</text:p>
                </table:table-cell>
                <table:table-cell table:style-name="Table3.C4" office:value-type="string">
                  <text:p text:style-name="P25">TAP</text:p>
                </table:table-cell>
                <table:table-cell table:style-name="Table3.A2" office:value-type="string">
                  <text:p text:style-name="P20"/>
                </table:table-cell>
                <table:table-cell table:style-name="Table3.C4" office:value-type="string">
                  <text:p text:style-name="P19">14</text:p>
                </table:table-cell>
                <table:table-cell table:style-name="Table3.C4" office:value-type="string">
                  <text:p text:style-name="P19">+10</text:p>
                </table:table-cell>
                <table:table-cell table:style-name="Table3.N5">
                  <text:p text:style-name="P8"/>
                </table:table-cell>
                <table:table-cell table:style-name="Table3.O4" office:value-type="float" office:value="14">
                  <text:p text:style-name="P8">14</text:p>
                </table:table-cell>
              </table:table-row>
              <table:table-row>
                <table:table-cell table:style-name="Table3.A4" office:value-type="float" office:value="15">
                  <text:p text:style-name="P9">15</text:p>
                </table:table-cell>
                <table:table-cell table:style-name="Table3.A4">
                  <text:p text:style-name="P8"/>
                </table:table-cell>
                <table:table-cell table:style-name="Table3.C4" office:value-type="string">
                  <text:p text:style-name="P19">CLEAR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119</text:p>
                </table:table-cell>
                <table:table-cell table:style-name="Table3.C4" office:value-type="string">
                  <text:p text:style-name="P19">FULL </text:p>
                </table:table-cell>
                <table:table-cell table:style-name="Table3.C4" office:value-type="string">
                  <text:p text:style-name="P19">Cmin</text:p>
                </table:table-cell>
                <table:table-cell table:style-name="Table3.C4" office:value-type="string">
                  <text:p text:style-name="P25">BPM-</text:p>
                </table:table-cell>
                <table:table-cell table:style-name="Table3.A2" office:value-type="string">
                  <text:p text:style-name="P20"/>
                </table:table-cell>
                <table:table-cell table:style-name="Table3.C4" office:value-type="string">
                  <text:p text:style-name="P19">15</text:p>
                </table:table-cell>
                <table:table-cell table:style-name="Table3.C4" office:value-type="string">
                  <text:p text:style-name="P19">+11</text:p>
                </table:table-cell>
                <table:table-cell table:style-name="Table3.N5">
                  <text:p text:style-name="P8"/>
                </table:table-cell>
                <table:table-cell table:style-name="Table3.O4" office:value-type="float" office:value="15">
                  <text:p text:style-name="P8">15</text:p>
                </table:table-cell>
              </table:table-row>
              <table:table-row>
                <table:table-cell table:style-name="Table3.A4" office:value-type="float" office:value="16">
                  <text:p text:style-name="P9">16</text:p>
                </table:table-cell>
                <table:table-cell table:style-name="Table3.A4">
                  <text:p text:style-name="P8"/>
                </table:table-cell>
                <table:table-cell table:style-name="Table3.C4" office:value-type="string">
                  <text:p text:style-name="P19">FILL</text:p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A2" office:value-type="string">
                  <text:p text:style-name="P19"/>
                </table:table-cell>
                <table:table-cell table:style-name="Table3.C4" office:value-type="string">
                  <text:p text:style-name="P19">127</text:p>
                </table:table-cell>
                <table:table-cell table:style-name="Table3.C4" office:value-type="string">
                  <text:p text:style-name="P19">TIE</text:p>
                </table:table-cell>
                <table:table-cell table:style-name="Table3.C4" office:value-type="string">
                  <text:p text:style-name="P19">Cmaj</text:p>
                </table:table-cell>
                <table:table-cell table:style-name="Table3.C4" office:value-type="string">
                  <text:p text:style-name="P25">BPM+</text:p>
                </table:table-cell>
                <table:table-cell table:style-name="Table3.A2" office:value-type="string">
                  <text:p text:style-name="P20"/>
                </table:table-cell>
                <table:table-cell table:style-name="Table3.C4" office:value-type="string">
                  <text:p text:style-name="P19">16</text:p>
                </table:table-cell>
                <table:table-cell table:style-name="Table3.C4" office:value-type="string">
                  <text:p text:style-name="P19">+12</text:p>
                </table:table-cell>
                <table:table-cell table:style-name="Table3.H3" office:value-type="string">
                  <text:p text:style-name="P12"/>
                </table:table-cell>
                <table:table-cell table:style-name="Table3.O4" office:value-type="float" office:value="16">
                  <text:p text:style-name="P8">16</text:p>
                </table:table-cell>
              </table:table-row>
            </table:table>
            <text:p text:style-name="P4"><text:span text:style-name="T1">● Press </text:span><text:span text:style-name="T2">HOLD </text:span><text:span text:style-name="T1">to toggle chord hold mode. Press and hold to lock MIDI note input (LED flickers). Press </text:span><text:span text:style-name="T2">HOLD </text:span><text:span text:style-name="T1">again to unlock. ● </text:span><text:span text:style-name="T4">Settings stored in EEPROM: </text:span><text:span text:style-name="T5">Output Channel / Input Channel / Synch Source / Synch Send / Global Options </text:span></text:p>
            <text:p text:style-name="P3"><text:span text:style-name="T1">●</text:span><text:span text:style-name="T7"> </text:span><text:span text:style-name="T6">Global Options:</text:span><text:span text:style-name="T7"> Resend non-note channel messages from selected input to selected output channel / Pass through note messages / non-note channel messages received on selected input channel / Accept external synch from MIDI IN / SYNCH port</text:span></text:p>
            <text:p text:style-name="P4"><text:span text:style-name="T1">●</text:span><text:span text:style-name="T5"> </text:span><text:span text:style-name="T4">Restore default settings to EEPROM: </text:span><text:span text:style-name="T3">Hold down HOLD at startup, press MODE then release both buttons. </text:span><text:span text:style-name="T1">● </text:span><text:span text:style-name="T4">Display Firmware Version </text:span><text:span text:style-name="T3">Hold down HOLD at startup. 4 decimal digits coded in binary (4 bits each). Implied dd.dd format</text:span></text:p>
            <text:p text:style-name="P4"><text:span text:style-name="T3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3-04-26T15:45:28.83</dc:date>
    <dc:creator>Jason Hotchkiss</dc:creator>
    <meta:editing-duration>PT02H31M01S</meta:editing-duration>
    <meta:editing-cycles>26</meta:editing-cycles>
    <meta:generator>OpenOffice.org/3.2$Win32 OpenOffice.org_project/320m18$Build-9502</meta:generator>
    <meta:printed-by>Jason Hotchkiss</meta:printed-by>
    <meta:print-date>2013-04-25T21:37:43</meta:print-date>
    <meta:document-statistic meta:table-count="3" meta:image-count="0" meta:object-count="0" meta:page-count="1" meta:paragraph-count="414" meta:word-count="752" meta:character-count="3286"/>
  </office:meta>
</office:document-meta>
</file>